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0e7" officeooo:paragraph-rsid="001d00e7"/>
    </style:style>
    <style:style style:name="P2" style:family="paragraph" style:parent-style-name="Standard">
      <style:paragraph-properties fo:margin-top="0cm" fo:margin-bottom="0cm" loext:contextual-spacing="false"/>
      <style:text-properties officeooo:rsid="001d00e7" officeooo:paragraph-rsid="001d00e7"/>
    </style:style>
    <style:style style:name="P3" style:family="paragraph" style:parent-style-name="Standard" style:list-style-name="L1">
      <style:paragraph-properties fo:margin-top="0cm" fo:margin-bottom="0cm" loext:contextual-spacing="false"/>
      <style:text-properties officeooo:rsid="001d00e7" officeooo:paragraph-rsid="001d00e7"/>
    </style:style>
    <style:style style:name="T1" style:family="text">
      <style:text-properties officeooo:rsid="001e4d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xplicar brevemente las siguientes llamadas al Sistema y/o funciones de librería:</text:p>
      <text:list xml:id="list962923075" text:style-name="L1">
        <text:list-item>
          <text:p text:style-name="P3">sem_open(): <text:span text:style-name="T1">Crea un nuevo semáforo o abre uno ya existente identificado por su nombre</text:span></text:p>
        </text:list-item>
        <text:list-item>
          <text:p text:style-name="P3">sem_post(): <text:span text:style-name="T1">Desbloquea un semáforo</text:span></text:p>
        </text:list-item>
        <text:list-item>
          <text:p text:style-name="P3">sem_wait(): <text:span text:style-name="T1">Bloquea un semáforo</text:span></text:p>
        </text:list-item>
        <text:list-item>
          <text:p text:style-name="P3">sem_close(): <text:span text:style-name="T1">Cierra un semáforo</text:span></text:p>
        </text:list-item>
        <text:list-item>
          <text:p text:style-name="P3">sem_unlink<text:span text:style-name="T1">(</text:span>): <text:span text:style-name="T1">Borra un semáforo</text:span></text:p>
        </text:list-item>
        <text:list-item>
          <text:p text:style-name="P3">shm_open(): <text:span text:style-name="T1">Crea/abre objetos POSIX de memoria compartida</text:span></text:p>
        </text:list-item>
        <text:list-item>
          <text:p text:style-name="P3">ftruncate(): <text:span text:style-name="T1">Trunca un fichero a una longitud especifica</text:span></text:p>
        </text:list-item>
        <text:list-item>
          <text:p text:style-name="P3">mmap(): <text:span text:style-name="T1">Ubica ficheros o dispositivos de memoria</text:span></text:p>
        </text:list-item>
        <text:list-item>
          <text:p text:style-name="P3">mq_open(): <text:span text:style-name="T1">Crea o abre una cola de mensajes</text:span></text:p>
        </text:list-item>
        <text:list-item>
          <text:p text:style-name="P3">mq_send(): <text:span text:style-name="T1">Envía un mensaje a una cola de mensajes</text:span></text:p>
        </text:list-item>
        <text:list-item>
          <text:p text:style-name="P3">mq_receive(): <text:span text:style-name="T1">Recibe un mensaje de la cola de mensajes</text:span></text:p>
        </text:list-item>
        <text:list-item>
          <text:p text:style-name="P3">mq_close(): <text:span text:style-name="T1">Cierra una cola de mensaje</text:span></text:p>
        </text:list-item>
        <text:list-item>
          <text:p text:style-name="P3">mq_unlink(): <text:span text:style-name="T1">Borra una cola de mensajes</text:span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9:29:08.270690788</meta:creation-date>
    <dc:date>2022-05-24T20:39:16.309381530</dc:date>
    <meta:editing-duration>PT28M1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15" meta:character-count="694" meta:non-whitespace-character-count="606"/>
  </office:meta>
</office:document-meta>
</file>